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5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alf-brid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xample Bill of Materials for Half Bridg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You need to verify component values are compatible with your application!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/>
          <table:table-cell office:value-type="string" calcext:value-type="string">
            <text:p>Installing both C1 and C2 is highly recommended!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/>
          <table:table-cell office:value-type="string" calcext:value-type="string">
            <text:p>Gate resistors on all IGBTs must be the same resistance!</text:p>
          </table:table-cell>
        </table:table-row>
        <table:table-row table:style-name="ro1">
          <table:table-cell office:value-type="string" calcext:value-type="string">
            <text:p>TVS1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TVS2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TVS3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TVS4</text:p>
          </table:table-cell>
          <table:table-cell office:value-type="string" calcext:value-type="string">
            <text:p>Littelfuse 1.5KE400C-B 400 V bidirectional TV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5:40:01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17:28:13.279000000</dc:date>
    <meta:editing-duration>PT1H54M</meta:editing-duration>
    <meta:editing-cycles>7</meta:editing-cycles>
    <meta:generator>LibreOffice/5.4.0.3$Windows_x86 LibreOffice_project/7556cbc6811c9d992f4064ab9287069087d7f62c</meta:generator>
    <meta:document-statistic meta:table-count="1" meta:cell-count="76" meta:object-count="0"/>
  </office:meta>
</office:document-meta>
</file>